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style:page-number="auto" fo:break-before="auto" fo:break-after="auto">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TITRE=%,</text:p>
      <text:p text:style-name="P11"/>
      <text:p text:style-name="P11">Une contribution est allouée aux personnes, dont le revenu déterminant est inférieur<text:line-break/>à CHF %=REVDETMIN=%. La contribution annuelle est fixée en fonction de ce revenu qui est détaillé au verso.</text:p>
      <text:p text:style-name="P11"/>
      <text:p text:style-name="P11">Etant donné que votre revenu déterminant valable pour l'année %=RELATIV1=% uniquement, s'élève<text:line-break/>à CHF %=REVDET=%, nous avons le plaisir de vous annoncer que vous pouvez bénéficier des contributions suivant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8-11-21T14:50:58.20</dc:date>
    <meta:print-date>2003-09-10T06:53:00</meta:print-date>
    <meta:editing-cycles>100</meta:editing-cycles>
    <meta:editing-duration>PT7H8M</meta:editing-duration>
    <meta:document-statistic meta:table-count="0" meta:image-count="0" meta:object-count="0" meta:page-count="1" meta:paragraph-count="10" meta:word-count="203" meta:character-count="127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